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yBeanActionForm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yBeanActionForm.validate( ActionMapping mapping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yBeanActionForm.AnyBeanAction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yBeanActionFor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yBeanActionForm.setBean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yBeanActionForm.reset( ActionMapping mapping ,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nyBeanActionForm.AnyBeanActionForm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